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raditional vs AI-Assisted Coding Productivity: A Comparative Study</text:h>
      <text:h text:style-name="Heading_20_2" text:outline-level="2">Abstract</text:h>
      <text:p text:style-name="Text_20_body">This research paper investigates the productivity, defect density, and code quality of software development conducted traditionally versus with AI assistance. Three experiments were conducted: building a responsive website, a Python match game, and an Android note-taking app. Each build was tracked for time spent, defects encountered, and evaluated against a Code Intelligence Rubric. Findings highlight differences in efficiency, defect severity, and code maintainability between traditional and AI-assisted approaches.</text:p>
      <text:p text:style-name="Horizontal_20_Line"/>
      <text:h text:style-name="Heading_20_2" text:outline-level="2">Introduction</text:h>
      <text:p text:style-name="Text_20_body">Artificial Intelligence (AI) is increasingly integrated into software development workflows. While AI promises efficiency gains, its reliability and impact on code quality remain under scrutiny. This study compares traditional coding methods with AI-assisted coding across three distinct projects to measure productivity, defect density, and code intelligence.</text:p>
      <text:p text:style-name="Horizontal_20_Line"/>
      <text:h text:style-name="Heading_20_2" text:outline-level="2">Methodology</text:h>
      <text:list text:style-name="L1">
        <text:list-item>
          <text:p text:style-name="P1"><text:span text:style-name="Strong_20_Emphasis">Projects:</text:span> Responsive website (Storyhollow), Python match game, Android note-taking app.</text:p>
        </text:list-item>
        <text:list-item>
          <text:p text:style-name="P1"><text:span text:style-name="Strong_20_Emphasis">Metrics:</text:span> Time logs, defect density tables, and rubric scores.</text:p>
        </text:list-item>
        <text:list-item>
          <text:p text:style-name="P1"><text:span text:style-name="Strong_20_Emphasis">Evaluation:</text:span> Each build was tracked for hours spent, categorized by task (planning, coding, debugging, testing). Defects were logged by severity. Code quality was assessed using a rubric (readability, modularity, testability, performance awareness, security hygiene).</text:p>
        </text:list-item>
      </text:list>
      <text:p text:style-name="Horizontal_20_Line"/>
      <text:h text:style-name="Heading_20_2" text:outline-level="2">Results</text:h>
      <text:h text:style-name="Heading_20_3" text:outline-level="3">Experiment 1: Responsive Website (Storyhollow)</text:h>
      <text:list text:style-name="L2">
        <text:list-item>
          <text:p text:style-name="P2"><text:span text:style-name="Strong_20_Emphasis">Traditional Build:</text:span> 11 hrs. Average rubric score: Self 3.4</text:p>
        </text:list-item>
        <text:list-item>
          <text:p text:style-name="P2"><text:span text:style-name="Strong_20_Emphasis">AI-Assisted Build:</text:span> 12 hrs. Average rubric score: Self 2.6</text:p>
        </text:list-item>
      </text:list>
      <text:h text:style-name="Heading_20_3" text:outline-level="3">Experiment 2: Python Match Game</text:h>
      <text:list text:style-name="L3">
        <text:list-item>
          <text:p text:style-name="P3"><text:span text:style-name="Strong_20_Emphasis">Traditional Build:</text:span> 12 hrs. Average rubric score: Self 3.4</text:p>
        </text:list-item>
        <text:list-item>
          <text:p text:style-name="P3"><text:soft-page-break/><text:span text:style-name="Strong_20_Emphasis">AI-Assisted Build:</text:span> 9 hrs. Average rubric score: Self 3.0</text:p>
        </text:list-item>
      </text:list>
      <text:h text:style-name="Heading_20_3" text:outline-level="3">Experiment 3: Android Note-Taking App</text:h>
      <text:list text:style-name="L4">
        <text:list-item>
          <text:p text:style-name="P4"><text:span text:style-name="Strong_20_Emphasis">Traditional Build:</text:span> 18 hrs. Average rubric score: Self 3.4</text:p>
        </text:list-item>
        <text:list-item>
          <text:p text:style-name="P4"><text:span text:style-name="Strong_20_Emphasis">AI-Assisted Build:</text:span> 15 hrs. Average rubric score: Self 2.4</text:p>
        </text:list-item>
      </text:list>
      <text:p text:style-name="Horizontal_20_Line"/>
      <text:h text:style-name="Heading_20_2" text:outline-level="2">Discussion</text:h>
      <text:list text:style-name="L5">
        <text:list-item>
          <text:p text:style-name="P5"><text:span text:style-name="Strong_20_Emphasis">Time Efficiency:</text:span> AI-assisted builds were sometimes faster (Python game, Note app) but not consistently (website). Time savings were offset by increased debugging.</text:p>
        </text:list-item>
        <text:list-item>
          <text:p text:style-name="P5"><text:span text:style-name="Strong_20_Emphasis">Defect Density:</text:span> AI-assisted builds consistently had more severe defects, including Blockers, due to hallucinations and unreliable code generation.</text:p>
        </text:list-item>
        <text:list-item>
          <text:p text:style-name="P5"><text:span text:style-name="Strong_20_Emphasis">Code Quality:</text:span> Traditional builds scored higher across readability, modularity, and security hygiene. AI-assisted builds struggled with consistency and reliability.</text:p>
        </text:list-item>
        <text:list-item>
          <text:p text:style-name="P5"><text:span text:style-name="Strong_20_Emphasis">Learning Curve:</text:span> Traditional builds required more upfront time (especially Android Studio), but produced more stable outcomes.</text:p>
        </text:list-item>
      </text:list>
      <text:p text:style-name="Horizontal_20_Line"/>
      <text:h text:style-name="Heading_20_2" text:outline-level="2">Conclusion</text:h>
      <text:p text:style-name="Text_20_body">AI-assisted coding shows potential for reducing development time but introduces significant reliability challenges. Traditional coding remains superior in producing maintainable, secure, and readable code. Future work should explore hybrid approaches where AI assists with boilerplate generation while developers maintain control over architecture and debugging.</text:p>
      <text:p text:style-name="Horizontal_20_Line"/>
      <text:h text:style-name="Heading_20_2" text:outline-level="2">Appendix</text:h>
      <text:h text:style-name="Heading_20_3" text:outline-level="3">Time Logs, Defect Tables, and Rubric Sheets</text:h>
      <text:p text:style-name="Text_20_body">Detailed logs and rubric sheets for each experiment are included, demonstrating inter-rater reliability between self and peer scor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1:52:45.730685800</meta:creation-date>
    <dc:date>2025-12-16T11:56:51.892949200</dc:date>
    <meta:editing-duration>PT4M6S</meta:editing-duration>
    <meta:editing-cycles>1</meta:editing-cycles>
    <meta:document-statistic meta:table-count="0" meta:image-count="0" meta:object-count="0" meta:page-count="2" meta:paragraph-count="29" meta:word-count="408" meta:character-count="3031" meta:non-whitespace-character-count="2665"/>
    <meta:generator>LibreOffice/25.8.3.2$Windows_X86_64 LibreOffice_project/8ca8d55c161d602844f5428fa4b58097424e324e</meta:generator>
  </office:meta>
</office:document-meta>
</file>